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15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2" style:family="text">
      <style:text-properties style:text-position="-33% 58%" fo:font-family="'Times New Roman'" style:font-family-generic="roman" style:font-pitch="variable" fo:font-size="10pt" style:font-size-asian="10pt" style:font-size-complex="10pt"/>
    </style:style>
    <style:style style:name="T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style:text-position="-33% 58%"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468cm" svg:height="1.272cm" svg:x="3.366cm" svg:y="2.72cm">
          <text:p text:style-name="P1"><text:span text:style-name="T1">P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468cm" svg:height="1.272cm" svg:x="5.766cm" svg:y="2.72cm">
          <text:p text:style-name="P1"><text:span text:style-name="T1">P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468cm" svg:height="1.272cm" svg:x="8.166cm" svg:y="2.72cm">
          <text:p text:style-name="P1"><text:span text:style-name="T1">P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468cm" svg:height="1.272cm" svg:x="10.666cm" svg:y="2.72cm">
          <text:p text:style-name="P1"><text:span text:style-name="T1">P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1.468cm" svg:height="1.272cm" svg:x="13.366cm" svg:y="2.72cm">
          <text:p text:style-name="P1"><text:span text:style-name="T1">P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618cm" svg:y1="3.805cm" svg:x2="6.499cm" svg:y2="3.992cm" draw:start-shape="id1" draw:start-glue-point="9" draw:end-shape="id2" draw:end-glue-point="8" svg:d="m4618 3805c0 1032 1881 938 1881 187">
          <text:p/>
        </draw:connector>
        <draw:connector draw:style-name="gr2" draw:text-style-name="P1" draw:layer="layout" draw:type="curve" draw:line-skew="0.318cm" svg:x1="4.618cm" svg:y1="3.805cm" svg:x2="8.9cm" svg:y2="3.992cm" draw:start-shape="id1" draw:start-glue-point="9" draw:end-shape="id3" svg:d="m4618 3805c0 1509 4282 1415 4282 187">
          <text:p/>
        </draw:connector>
        <draw:connector draw:style-name="gr2" draw:text-style-name="P1" draw:layer="layout" draw:type="curve" draw:line-skew="0.533cm" svg:x1="4.618cm" svg:y1="3.805cm" svg:x2="11.399cm" svg:y2="3.992cm" draw:start-shape="id1" draw:start-glue-point="9" draw:end-shape="id4" draw:end-glue-point="8" svg:d="m4618 3805c0 1831 6781 1738 6781 187">
          <text:p/>
        </draw:connector>
        <draw:connector draw:style-name="gr2" draw:text-style-name="P1" draw:layer="layout" draw:type="curve" draw:line-skew="0.983cm" svg:x1="4.618cm" svg:y1="3.805cm" svg:x2="14.1cm" svg:y2="3.992cm" draw:start-shape="id1" draw:start-glue-point="9" draw:end-shape="id5" svg:d="m4618 3805c0 2506 9482 2413 9482 187">
          <text:p/>
        </draw:connector>
        <draw:connector draw:style-name="gr2" draw:text-style-name="P1" draw:layer="layout" draw:type="curve" draw:line-skew="0.612cm" svg:x1="4.618cm" svg:y1="3.805cm" svg:x2="4.099cm" svg:y2="3.992cm" draw:start-shape="id1" draw:start-glue-point="9" draw:end-shape="id1" draw:end-glue-point="8" svg:d="m4618 3805c0 1950-519 1856-519 187">
          <text:p/>
        </draw:connector>
        <draw:frame draw:style-name="gr3" draw:text-style-name="P3" draw:layer="layout" svg:width="0.919cm" svg:height="0.665cm" svg:x="3.447cm" svg:y="4.246cm">
          <draw:text-box>
            <text:p><text:span text:style-name="T1">10</text:span></text:p>
          </draw:text-box>
        </draw:frame>
        <draw:frame draw:style-name="gr3" draw:text-style-name="P3" draw:layer="layout" svg:width="0.919cm" svg:height="0.665cm" svg:x="5.548cm" svg:y="3.947cm">
          <draw:text-box>
            <text:p><text:span text:style-name="T1">9</text:span></text:p>
          </draw:text-box>
        </draw:frame>
        <draw:frame draw:style-name="gr3" draw:text-style-name="P3" draw:layer="layout" svg:width="0.919cm" svg:height="0.665cm" svg:x="7.81cm" svg:y="4.028cm">
          <draw:text-box>
            <text:p><text:span text:style-name="T1">8</text:span></text:p>
          </draw:text-box>
        </draw:frame>
        <draw:frame draw:style-name="gr3" draw:text-style-name="P3" draw:layer="layout" svg:width="0.919cm" svg:height="0.665cm" svg:x="10.35cm" svg:y="4.049cm">
          <draw:text-box>
            <text:p><text:span text:style-name="T1">0</text:span></text:p>
          </draw:text-box>
        </draw:frame>
        <draw:frame draw:style-name="gr3" draw:text-style-name="P3" draw:layer="layout" svg:width="0.919cm" svg:height="0.665cm" svg:x="13.151cm" svg:y="4.05cm">
          <draw:text-box>
            <text:p><text:span text:style-name="T1">0</text:span></text:p>
          </draw:text-box>
        </draw:frame>
        <draw:frame draw:style-name="gr4" draw:text-style-name="P4" draw:layer="layout" svg:width="0.919cm" svg:height="0.9cm" svg:x="1.808cm" svg:y="3cm">
          <draw:text-box>
            <text:p><text:span text:style-name="T3">C</text:span><text:span text:style-name="T4">0</text:span></text:p>
          </draw:text-box>
        </draw:frame>
        <draw:custom-shape draw:style-name="gr1" draw:text-style-name="P2" draw:id="id6" draw:layer="layout" svg:width="1.468cm" svg:height="1.272cm" svg:x="5.617cm" svg:y="6.482cm">
          <text:p text:style-name="P1"><text:span text:style-name="T1">P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1.468cm" svg:height="1.272cm" svg:x="3.476cm" svg:y="6.521cm">
          <text:p text:style-name="P1"><text:span text:style-name="T1">P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1.468cm" svg:height="1.272cm" svg:x="8.166cm" svg:y="6.521cm">
          <text:p text:style-name="P1"><text:span text:style-name="T1">P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1.468cm" svg:height="1.272cm" svg:x="10.666cm" svg:y="6.521cm">
          <text:p text:style-name="P1"><text:span text:style-name="T1">P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1.468cm" svg:height="1.272cm" svg:x="13.366cm" svg:y="6.521cm">
          <text:p text:style-name="P1"><text:span text:style-name="T1">P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5.831cm" svg:y1="7.567cm" svg:x2="4.209cm" svg:y2="7.793cm" draw:start-shape="id6" draw:start-glue-point="7" draw:end-shape="id7" draw:end-glue-point="8" svg:d="m5831 7567c0 1090-1622 977-1622 226">
          <text:p/>
        </draw:connector>
        <draw:connector draw:style-name="gr2" draw:text-style-name="P1" draw:layer="layout" draw:type="curve" draw:line-skew="0.318cm" svg:x1="6.869cm" svg:y1="7.567cm" svg:x2="8.9cm" svg:y2="7.793cm" draw:start-shape="id6" draw:start-glue-point="9" draw:end-shape="id8" svg:d="m6869 7567c0 1567 2031 1454 2031 226">
          <text:p/>
        </draw:connector>
        <draw:connector draw:style-name="gr2" draw:text-style-name="P1" draw:layer="layout" draw:type="curve" draw:line-skew="0.533cm" svg:x1="6.869cm" svg:y1="7.567cm" svg:x2="11.399cm" svg:y2="7.793cm" draw:start-shape="id6" draw:start-glue-point="9" draw:end-shape="id9" draw:end-glue-point="8" svg:d="m6869 7567c0 1890 4530 1777 4530 226">
          <text:p/>
        </draw:connector>
        <draw:connector draw:style-name="gr2" draw:text-style-name="P1" draw:layer="layout" draw:type="curve" draw:line-skew="0.983cm" svg:x1="6.869cm" svg:y1="7.567cm" svg:x2="14.1cm" svg:y2="7.793cm" draw:start-shape="id6" draw:start-glue-point="9" draw:end-shape="id10" svg:d="m6869 7567c0 2565 7231 2452 7231 226">
          <text:p/>
        </draw:connector>
        <draw:connector draw:style-name="gr2" draw:text-style-name="P1" draw:layer="layout" draw:type="curve" draw:line-skew="0.529cm" svg:x1="6.869cm" svg:y1="7.567cm" svg:x2="6.35cm" svg:y2="7.754cm" draw:start-shape="id6" draw:start-glue-point="9" draw:end-shape="id6" draw:end-glue-point="8" svg:d="m6869 7567c0 1825-519 1732-519 187">
          <text:p/>
        </draw:connector>
        <draw:frame draw:style-name="gr3" draw:text-style-name="P3" draw:layer="layout" svg:width="0.919cm" svg:height="0.665cm" svg:x="5.647cm" svg:y="8.047cm">
          <draw:text-box>
            <text:p><text:span text:style-name="T1">10</text:span></text:p>
          </draw:text-box>
        </draw:frame>
        <draw:frame draw:style-name="gr3" draw:text-style-name="P3" draw:layer="layout" svg:width="0.919cm" svg:height="0.665cm" svg:x="4.448cm" svg:y="7.748cm">
          <draw:text-box>
            <text:p><text:span text:style-name="T1">4</text:span></text:p>
          </draw:text-box>
        </draw:frame>
        <draw:frame draw:style-name="gr3" draw:text-style-name="P3" draw:layer="layout" svg:width="0.919cm" svg:height="0.665cm" svg:x="7.81cm" svg:y="7.829cm">
          <draw:text-box>
            <text:p><text:span text:style-name="T1">9</text:span></text:p>
          </draw:text-box>
        </draw:frame>
        <draw:frame draw:style-name="gr3" draw:text-style-name="P3" draw:layer="layout" svg:width="0.919cm" svg:height="0.665cm" svg:x="10.35cm" svg:y="7.85cm">
          <draw:text-box>
            <text:p><text:span text:style-name="T1">8</text:span></text:p>
          </draw:text-box>
        </draw:frame>
        <draw:frame draw:style-name="gr3" draw:text-style-name="P3" draw:layer="layout" svg:width="0.919cm" svg:height="0.665cm" svg:x="13.151cm" svg:y="7.851cm">
          <draw:text-box>
            <text:p><text:span text:style-name="T1">0</text:span></text:p>
          </draw:text-box>
        </draw:frame>
        <draw:frame draw:style-name="gr4" draw:text-style-name="P4" draw:layer="layout" svg:width="0.919cm" svg:height="0.9cm" svg:x="1.808cm" svg:y="6.801cm">
          <draw:text-box>
            <text:p><text:span text:style-name="T3">C</text:span><text:span text:style-name="T4">1</text:span></text:p>
          </draw:text-box>
        </draw:frame>
        <draw:custom-shape draw:style-name="gr1" draw:text-style-name="P2" draw:id="id11" draw:layer="layout" svg:width="1.468cm" svg:height="1.272cm" svg:x="8.085cm" svg:y="10.201cm">
          <text:p text:style-name="P1"><text:span text:style-name="T1">P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1.468cm" svg:height="1.272cm" svg:x="5.766cm" svg:y="10.122cm">
          <text:p text:style-name="P1"><text:span text:style-name="T1">P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3" draw:layer="layout" svg:width="1.468cm" svg:height="1.272cm" svg:x="3.445cm" svg:y="10.081cm">
          <text:p text:style-name="P1"><text:span text:style-name="T1">P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1.468cm" svg:height="1.272cm" svg:x="10.666cm" svg:y="10.122cm">
          <text:p text:style-name="P1"><text:span text:style-name="T1">P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1.468cm" svg:height="1.272cm" svg:x="13.366cm" svg:y="10.122cm">
          <text:p text:style-name="P1"><text:span text:style-name="T1">P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0.283cm" svg:x1="8.299cm" svg:y1="11.286cm" svg:x2="6.499cm" svg:y2="11.394cm" draw:start-shape="id11" draw:start-glue-point="7" draw:end-shape="id12" draw:end-glue-point="8" svg:d="m8299 11286c0 1456-1800 1402-1800 108">
          <text:p/>
        </draw:connector>
        <draw:connector draw:style-name="gr2" draw:text-style-name="P1" draw:layer="layout" draw:type="curve" draw:line-skew="0.82cm" svg:x1="8.299cm" svg:y1="11.286cm" svg:x2="4.179cm" svg:y2="11.353cm" draw:start-shape="id11" draw:start-glue-point="7" draw:end-shape="id13" svg:d="m8299 11286c0 2262-4120 2228-4120 67">
          <text:p/>
        </draw:connector>
        <draw:connector draw:style-name="gr2" draw:text-style-name="P1" draw:layer="layout" draw:type="curve" draw:line-skew="0.533cm" svg:x1="9.337cm" svg:y1="11.286cm" svg:x2="11.399cm" svg:y2="11.394cm" draw:start-shape="id11" draw:start-glue-point="9" draw:end-shape="id14" draw:end-glue-point="8" svg:d="m9337 11286c0 1831 2062 1777 2062 108">
          <text:p/>
        </draw:connector>
        <draw:connector draw:style-name="gr2" draw:text-style-name="P1" draw:layer="layout" draw:type="curve" draw:line-skew="0.983cm" svg:x1="9.337cm" svg:y1="11.286cm" svg:x2="14.1cm" svg:y2="11.394cm" draw:start-shape="id11" draw:start-glue-point="9" draw:end-shape="id15" svg:d="m9337 11286c0 2506 4763 2452 4763 108">
          <text:p/>
        </draw:connector>
        <draw:connector draw:style-name="gr2" draw:text-style-name="P1" draw:layer="layout" draw:type="curve" draw:line-skew="0.685cm" svg:x1="9.337cm" svg:y1="11.286cm" svg:x2="8.818cm" svg:y2="11.473cm" draw:start-shape="id11" draw:start-glue-point="9" draw:end-shape="id11" draw:end-glue-point="8" svg:d="m9337 11286c0 2059-519 1966-519 187">
          <text:p/>
        </draw:connector>
        <draw:frame draw:style-name="gr3" draw:text-style-name="P3" draw:layer="layout" svg:width="0.919cm" svg:height="0.665cm" svg:x="3.747cm" svg:y="11.448cm">
          <draw:text-box>
            <text:p><text:span text:style-name="T1">3</text:span></text:p>
          </draw:text-box>
        </draw:frame>
        <draw:frame draw:style-name="gr3" draw:text-style-name="P3" draw:layer="layout" svg:width="0.919cm" svg:height="0.665cm" svg:x="5.867cm" svg:y="11.388cm">
          <draw:text-box>
            <text:p><text:span text:style-name="T1">4</text:span></text:p>
          </draw:text-box>
        </draw:frame>
        <draw:frame draw:style-name="gr3" draw:text-style-name="P3" draw:layer="layout" svg:width="0.919cm" svg:height="0.665cm" svg:x="8.31cm" svg:y="11.93cm">
          <draw:text-box>
            <text:p><text:span text:style-name="T1">10</text:span></text:p>
          </draw:text-box>
        </draw:frame>
        <draw:frame draw:style-name="gr3" draw:text-style-name="P3" draw:layer="layout" svg:width="0.919cm" svg:height="0.665cm" svg:x="10.55cm" svg:y="11.551cm">
          <draw:text-box>
            <text:p><text:span text:style-name="T1">9</text:span></text:p>
          </draw:text-box>
        </draw:frame>
        <draw:frame draw:style-name="gr3" draw:text-style-name="P3" draw:layer="layout" svg:width="0.919cm" svg:height="0.665cm" svg:x="13.251cm" svg:y="11.552cm">
          <draw:text-box>
            <text:p><text:span text:style-name="T1">8</text:span></text:p>
          </draw:text-box>
        </draw:frame>
        <draw:frame draw:style-name="gr4" draw:text-style-name="P4" draw:layer="layout" svg:width="0.919cm" svg:height="0.9cm" svg:x="1.808cm" svg:y="10.402cm">
          <draw:text-box>
            <text:p><text:span text:style-name="T3">C</text:span><text:span text:style-name="T4">2</text:span></text:p>
          </draw:text-box>
        </draw:frame>
        <draw:custom-shape draw:style-name="gr1" draw:text-style-name="P2" draw:id="id16" draw:layer="layout" svg:width="1.468cm" svg:height="1.272cm" svg:x="10.591cm" svg:y="14.222cm">
          <text:p text:style-name="P1"><text:span text:style-name="T1">P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1.468cm" svg:height="1.272cm" svg:x="5.766cm" svg:y="14.123cm">
          <text:p text:style-name="P1"><text:span text:style-name="T1">P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1.468cm" svg:height="1.272cm" svg:x="8.166cm" svg:y="14.123cm">
          <text:p text:style-name="P1"><text:span text:style-name="T1">P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9" draw:layer="layout" svg:width="1.468cm" svg:height="1.272cm" svg:x="3.417cm" svg:y="14.148cm">
          <text:p text:style-name="P1"><text:span text:style-name="T1">P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1.468cm" svg:height="1.272cm" svg:x="13.366cm" svg:y="14.123cm">
          <text:p text:style-name="P1"><text:span text:style-name="T1">P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0.353cm" svg:x1="10.805cm" svg:y1="15.307cm" svg:x2="6.499cm" svg:y2="15.395cm" draw:start-shape="id16" draw:start-glue-point="7" draw:end-shape="id17" draw:end-glue-point="8" svg:d="m10805 15307c0 1561-4306 1517-4306 88">
          <text:p/>
        </draw:connector>
        <draw:connector draw:style-name="gr2" draw:text-style-name="P1" draw:layer="layout" draw:type="curve" svg:x1="10.805cm" svg:y1="15.307cm" svg:x2="8.9cm" svg:y2="15.395cm" draw:start-shape="id16" draw:start-glue-point="7" draw:end-shape="id18" svg:d="m10805 15307c0 1032-1905 988-1905 88">
          <text:p/>
        </draw:connector>
        <draw:connector draw:style-name="gr2" draw:text-style-name="P1" draw:layer="layout" draw:type="curve" draw:line-skew="0.779cm" svg:x1="10.805cm" svg:y1="15.307cm" svg:x2="4.15cm" svg:y2="15.42cm" draw:start-shape="id16" draw:start-glue-point="7" draw:end-shape="id19" draw:end-glue-point="8" svg:d="m10805 15307c0 2200-6655 2144-6655 113">
          <text:p/>
        </draw:connector>
        <draw:connector draw:style-name="gr2" draw:text-style-name="P1" draw:layer="layout" draw:type="curve" draw:line-skew="0.6cm" svg:x1="11.843cm" svg:y1="15.307cm" svg:x2="14.1cm" svg:y2="15.395cm" draw:start-shape="id16" draw:start-glue-point="9" draw:end-shape="id20" svg:d="m11843 15307c0 1932 2257 1888 2257 88">
          <text:p/>
        </draw:connector>
        <draw:connector draw:style-name="gr2" draw:text-style-name="P1" draw:layer="layout" draw:type="curve" draw:line-skew="0.452cm" svg:x1="11.843cm" svg:y1="15.307cm" svg:x2="11.324cm" svg:y2="15.494cm" draw:start-shape="id16" draw:start-glue-point="9" draw:end-shape="id16" draw:end-glue-point="8" svg:d="m11843 15307c0 1710-519 1616-519 187">
          <text:p/>
        </draw:connector>
        <draw:frame draw:style-name="gr3" draw:text-style-name="P3" draw:layer="layout" svg:width="0.919cm" svg:height="0.665cm" svg:x="3.547cm" svg:y="15.549cm">
          <draw:text-box>
            <text:p><text:span text:style-name="T1">0</text:span></text:p>
          </draw:text-box>
        </draw:frame>
        <draw:frame draw:style-name="gr3" draw:text-style-name="P3" draw:layer="layout" svg:width="0.919cm" svg:height="0.665cm" svg:x="5.848cm" svg:y="15.45cm">
          <draw:text-box>
            <text:p><text:span text:style-name="T1">3</text:span></text:p>
          </draw:text-box>
        </draw:frame>
        <draw:frame draw:style-name="gr3" draw:text-style-name="P3" draw:layer="layout" svg:width="0.919cm" svg:height="0.665cm" svg:x="8.21cm" svg:y="15.431cm">
          <draw:text-box>
            <text:p><text:span text:style-name="T1">4</text:span></text:p>
          </draw:text-box>
        </draw:frame>
        <draw:frame draw:style-name="gr3" draw:text-style-name="P3" draw:layer="layout" svg:width="0.919cm" svg:height="0.665cm" svg:x="13.151cm" svg:y="15.453cm">
          <draw:text-box>
            <text:p><text:span text:style-name="T1">9</text:span></text:p>
          </draw:text-box>
        </draw:frame>
        <draw:frame draw:style-name="gr4" draw:text-style-name="P4" draw:layer="layout" svg:width="0.919cm" svg:height="0.9cm" svg:x="1.808cm" svg:y="14.403cm">
          <draw:text-box>
            <text:p><text:span text:style-name="T3">C</text:span><text:span text:style-name="T4">3</text:span></text:p>
          </draw:text-box>
        </draw:frame>
        <draw:frame draw:style-name="gr3" draw:text-style-name="P3" draw:layer="layout" svg:width="0.919cm" svg:height="0.665cm" svg:x="10.648cm" svg:y="15.85cm">
          <draw:text-box>
            <text:p><text:span text:style-name="T1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1T18:33:03</meta:creation-date>
    <dc:date>2009-08-01T23:38:22</dc:date>
    <meta:editing-duration>PT00H14M58S</meta:editing-duration>
    <meta:editing-cycles>5</meta:editing-cycles>
    <meta:generator>OpenOffice.org/3.1$Linux OpenOffice.org_project/310m11$Build-9399</meta:generator>
    <meta:document-statistic meta:object-count="64"/>
  </office:meta>
</office:document-meta>
</file>